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bdac" officeooo:paragraph-rsid="000dbdac"/>
    </style:style>
    <style:style style:name="P2" style:family="paragraph" style:parent-style-name="Standard">
      <style:text-properties officeooo:rsid="000dbdac" officeooo:paragraph-rsid="001c4b71"/>
    </style:style>
    <style:style style:name="P3" style:family="paragraph" style:parent-style-name="Standard">
      <style:text-properties officeooo:rsid="000dbdac" officeooo:paragraph-rsid="00200fe4"/>
    </style:style>
    <style:style style:name="P4" style:family="paragraph" style:parent-style-name="Standard">
      <style:text-properties officeooo:rsid="0024ea38" officeooo:paragraph-rsid="0024ea38"/>
    </style:style>
    <style:style style:name="T1" style:family="text">
      <style:text-properties officeooo:rsid="0010ed95"/>
    </style:style>
    <style:style style:name="T2" style:family="text">
      <style:text-properties officeooo:rsid="0012acaf"/>
    </style:style>
    <style:style style:name="T3" style:family="text">
      <style:text-properties officeooo:rsid="001344a2"/>
    </style:style>
    <style:style style:name="T4" style:family="text">
      <style:text-properties officeooo:rsid="00158dea"/>
    </style:style>
    <style:style style:name="T5" style:family="text">
      <style:text-properties officeooo:rsid="0016b3c8"/>
    </style:style>
    <style:style style:name="T6" style:family="text">
      <style:text-properties officeooo:rsid="0017afd4"/>
    </style:style>
    <style:style style:name="T7" style:family="text">
      <style:text-properties officeooo:rsid="0017d5ad"/>
    </style:style>
    <style:style style:name="T8" style:family="text">
      <style:text-properties officeooo:rsid="00186b03"/>
    </style:style>
    <style:style style:name="T9" style:family="text">
      <style:text-properties officeooo:rsid="001a4545"/>
    </style:style>
    <style:style style:name="T10" style:family="text">
      <style:text-properties officeooo:rsid="001be3e0"/>
    </style:style>
    <style:style style:name="T11" style:family="text">
      <style:text-properties officeooo:rsid="001c4b71"/>
    </style:style>
    <style:style style:name="T12" style:family="text">
      <style:text-properties officeooo:rsid="002113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 Matched Filter (MF) é uma técnica com diversas aplicações para processamento de sinais. No contexto da astronomia, vem sendo usado principalmente para detectar Populações Estelares Simples (SSP)s de baixa densidade em dados de imageamento \cite{2012ASPC..458..219G,2009AAS...21344217D}. Aqui usamos o MF como parte do algoritmo SparSEx para detecção dos satélites da VL e também de correntes estelares seguindo o trabalho de \cite{2011MNRAS.416..393B}. \par</text:p>
      <text:p text:style-name="P4">O número de estrelas como função da posição no céu ($\alpha$,$\delta$) <text:s/>e também da cor $(c)$ e magnitude $(m)$ pode ser escrito como:</text:p>
      <text:p text:style-name="P4">\begin{equation} \label{eq:densnum}</text:p>
      <text:p text:style-name="P4">N(\alpha,\delta,c,m) = N_{cl}(\alpha,\delta,c,m)+ N_{bg} (\alpha,\delta,c,m) </text:p>
      <text:p text:style-name="P4">\end{equation}</text:p>
      <text:p text:style-name="P4">O primeiro termo no lado direito da equação corresponde à contribuição do sistema estelar que queremos descobrir $(cl)$, enquanto que o segundo termo corresponde à contribuição das estrelas de campo $(bg)$. Ambas as quantidades podem ser separadas em um termo de normalização e uma função de distribuição de probabilidade (PDF). Por definição, uma SSP é descrita por uma única distribuição no espaço de cor magnitude, mas a densidade numérica das suas estrelas pode variar em função da sua posição. Sendo assim podemos escrever:</text:p>
      <text:p text:style-name="P4">\begin{equation}</text:p>
      <text:p text:style-name="P4">n_{cl}(\alpha,\delta,c,m) = \xi_{cl}(\alpha,\delta)f_{cl} (c,m) </text:p>
      <text:p text:style-name="P4">\end{equation}</text:p>
      <text:p text:style-name="P4"/>
      <text:p text:style-name="P4">Onde $\xi_{cl}$ e $f_{cl}$ são respectivamente, a normalização do número de estrelas da SSP e sua PDF, no espaço do CMD. Para as estrelas de campo da nossa Galáxia, sabemos que ambos o número de estrelas e o CMD variam como função da posição através do céu. Sendo assim, escrevemos:</text:p>
      <text:p text:style-name="P4">\begin{equation}</text:p>
      <text:p text:style-name="P4">n_{bg}(\alpha,\delta,c,m) = \xi_{bg}(\alpha,\delta)f_{bg} (\alpha,\delta,c,m) </text:p>
      <text:p text:style-name="P4">\end{equation}</text:p>
      <text:p text:style-name="P4">Note que as funções $f_{cl}$ e $f_{bg}$ são funções estatísticas que descrevem a probabilidade de uma estrela, randomicamente selecionada, pertencer à SSP ou ao campo, <text:s/>dado sua posição no CMD. \\ </text:p>
      <text:p text:style-name="P4">Considerando todas as premissas citadas a cima, <text:s/>a equação \ref{eq:densnum} pode ser reescrita da forma:</text:p>
      <text:p text:style-name="P4"/>
      <text:p text:style-name="P4">\begin{equation} \label{eq:numdens2}</text:p>
      <text:p text:style-name="P4">N(\alpha,\delta,c,m) = \xi_{cl}(\alpha,\delta)f_{cl} (c,m) + \xi_{bg}(\alpha,\delta)f_{bg} (\alpha,\delta,c,m) </text:p>
      <text:p text:style-name="P4">\end{equation}</text:p>
      <text:p text:style-name="P4"><text:s/></text:p>
      <text:p text:style-name="P4">Nós construímos as PDFs, $f_{cl}$ e $f_{bg}$, por meio de diagramas de Hess em bins de 0.01 em cor e 0.1 em magnitude. Por questões práticas de notação, vamos nos referir ao CMD usando o índice j. O céu também é dividido em bins que escolhemos ter uma área de 1x1 $arcmin^2$. Os bins no espaço de posição são representados pelo índice i. Podemos então, transformar as equações <text:s/>$n_{cl}$ e $n_{bg}$ em funções discretas.</text:p>
      <text:p text:style-name="P4"/>
      <text:p text:style-name="P4">\begin{equation}</text:p>
      <text:p text:style-name="P4">n(i,j) = \xi_{cl}(i)f_{cl} (j) + \xi_{bg}(i)f_{bg} (i,j) </text:p>
      <text:p text:style-name="P4">\end{equation}</text:p>
      <text:p text:style-name="P4"/>
      <text:p text:style-name="P4">O lado esquerdo representa o número observado de estrelas em uma dada posição do céu e do CMD. Se o número de estrelas observadas no catálogo é N(i,j), podemos então construir a variância entre este número e o número esperado da SSP para cada bin espacial: </text:p>
      <text:p text:style-name="P4"><text:soft-page-break/></text:p>
      <text:p text:style-name="P4">\begin{equation}</text:p>
      <text:p text:style-name="P4">S^2(i) = \sum\limits_{j}\frac{[N(i,j) <text:s/>- \xi_{cl}(i) f_{cl}(j) <text:s/>- \xi_{bg}(i) f_{bg}(i,j)]^2}{\xi_{bg}(i)f_{bg}(i,j)}</text:p>
      <text:p text:style-name="P4">\end{equation}</text:p>
      <text:p text:style-name="P4"/>
      <text:p text:style-name="P4">O termo do denominador expressa a flutuação poissonica esperada na contagem de estrelas, que, por simplicidade, nós tomamos por ser dominada pelas estrelas de campo. Minimizando essa equação e resolvendo para $\xi_{cl}(i)$, <text:s/>temos o número de estrelas observadas em cada direção no céu que, de acordo com o modelo dado pela equação \ref{eq:numdens2}, são mais consistentes com o modelo de SSP.</text:p>
      <text:p text:style-name="P4"/>
      <text:p text:style-name="P4">\begin{equation}</text:p>
      <text:p text:style-name="P4">\xi_{cl}(i) = \frac{\sum\limits_{j}N(i,j)f_{cl}(j)/f_{bg}(i,j)}{\sum\limits_{j}f_{cl}^2(j)/f_{bg}(i,j)} - \frac{\xi_{bg}(i)}{\sum\limits_{j}f_{cl}^2(j)/f_{bg}(i,j)}</text:p>
      <text:p text:style-name="P4">\end{equation}</text:p>
      <text:p text:style-name="P4"/>
      <text:p text:style-name="P4">No final, como saída do código, temos um mapa de densidade estelar fornecida pela matriz <text:s/>$\xi_{cl}(i)$ . </text:p>
      <text:p text:style-name="P4">Em prática, nós modelamos a PDF do campo, $f_{bg}(i,j)$, usando amostras tiradas diretamente do catalogo estelar onde se faz a busca. Nós fazemos isso sob a suposição de que a contaminação pelas SSPs a serem detectadas são insignificantes. Para a PDF da SSP, nós fazemos uso de simulações baseadas em modelos de evolução estelar que será explicada adia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48:32.010346154</meta:creation-date>
    <meta:generator>LibreOffice/4.2.7.2$Linux_X86_64 LibreOffice_project/420m0$Build-2</meta:generator>
    <dc:date>2015-11-15T02:14:18.542177038</dc:date>
    <meta:editing-duration>PT1H17M59S</meta:editing-duration>
    <meta:editing-cycles>23</meta:editing-cycles>
    <meta:document-statistic meta:table-count="0" meta:image-count="0" meta:object-count="0" meta:page-count="2" meta:paragraph-count="33" meta:word-count="577" meta:character-count="4154" meta:non-whitespace-character-count="3591"/>
  </office:meta>
</office:document-meta>
</file>